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7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Citable documents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Self-citations</text:p>
          </table:table-cell>
          <table:table-cell office:value-type="string" calcext:value-type="string">
            <text:p>Citations per document</text:p>
          </table:table-cell>
          <table:table-cell office:value-type="string" calcext:value-type="string">
            <text:p>H index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127050" calcext:value-type="float">
            <text:p>127050</text:p>
          </table:table-cell>
          <table:table-cell office:value-type="float" office:value="126767" calcext:value-type="float">
            <text:p>126767</text:p>
          </table:table-cell>
          <table:table-cell office:value-type="float" office:value="597237" calcext:value-type="float">
            <text:p>597237</text:p>
          </table:table-cell>
          <table:table-cell office:value-type="float" office:value="411683" calcext:value-type="float">
            <text:p>411683</text:p>
          </table:table-cell>
          <table:table-cell office:value-type="float" office:value="4.7" calcext:value-type="float">
            <text:p>4.7</text:p>
          </table:table-cell>
          <table:table-cell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float" office:value="96661" calcext:value-type="float">
            <text:p>96661</text:p>
          </table:table-cell>
          <table:table-cell office:value-type="float" office:value="94747" calcext:value-type="float">
            <text:p>94747</text:p>
          </table:table-cell>
          <table:table-cell office:value-type="float" office:value="792274" calcext:value-type="float">
            <text:p>792274</text:p>
          </table:table-cell>
          <table:table-cell office:value-type="float" office:value="265436" calcext:value-type="float">
            <text:p>265436</text:p>
          </table:table-cell>
          <table:table-cell office:value-type="float" office:value="8.2" calcext:value-type="float">
            <text:p>8.2</text:p>
          </table:table-cell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pan</text:p>
          </table:table-cell>
          <table:table-cell office:value-type="float" office:value="30504" calcext:value-type="float">
            <text:p>30504</text:p>
          </table:table-cell>
          <table:table-cell office:value-type="float" office:value="30287" calcext:value-type="float">
            <text:p>30287</text:p>
          </table:table-cell>
          <table:table-cell office:value-type="float" office:value="223024" calcext:value-type="float">
            <text:p>223024</text:p>
          </table:table-cell>
          <table:table-cell office:value-type="float" office:value="61554" calcext:value-type="float">
            <text:p>61554</text:p>
          </table:table-cell>
          <table:table-cell office:value-type="float" office:value="7.31" calcext:value-type="float">
            <text:p>7.31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ed Kingdom</text:p>
          </table:table-cell>
          <table:table-cell office:value-type="float" office:value="20944" calcext:value-type="float">
            <text:p>20944</text:p>
          </table:table-cell>
          <table:table-cell office:value-type="float" office:value="20357" calcext:value-type="float">
            <text:p>20357</text:p>
          </table:table-cell>
          <table:table-cell office:value-type="float" office:value="206091" calcext:value-type="float">
            <text:p>206091</text:p>
          </table:table-cell>
          <table:table-cell office:value-type="float" office:value="37874" calcext:value-type="float">
            <text:p>37874</text:p>
          </table:table-cell>
          <table:table-cell office:value-type="float" office:value="9.84" calcext:value-type="float">
            <text:p>9.84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sian Federation</text:p>
          </table:table-cell>
          <table:table-cell office:value-type="float" office:value="18534" calcext:value-type="float">
            <text:p>18534</text:p>
          </table:table-cell>
          <table:table-cell office:value-type="float" office:value="18301" calcext:value-type="float">
            <text:p>18301</text:p>
          </table:table-cell>
          <table:table-cell office:value-type="float" office:value="34266" calcext:value-type="float">
            <text:p>34266</text:p>
          </table:table-cell>
          <table:table-cell office:value-type="float" office:value="12422" calcext:value-type="float">
            <text:p>12422</text:p>
          </table:table-cell>
          <table:table-cell office:value-type="float" office:value="1.85" calcext:value-type="float">
            <text:p>1.8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ada</text:p>
          </table:table-cell>
          <table:table-cell office:value-type="float" office:value="17899" calcext:value-type="float">
            <text:p>17899</text:p>
          </table:table-cell>
          <table:table-cell office:value-type="float" office:value="17620" calcext:value-type="float">
            <text:p>17620</text:p>
          </table:table-cell>
          <table:table-cell office:value-type="float" office:value="215003" calcext:value-type="float">
            <text:p>215003</text:p>
          </table:table-cell>
          <table:table-cell office:value-type="float" office:value="40930" calcext:value-type="float">
            <text:p>40930</text:p>
          </table:table-cell>
          <table:table-cell office:value-type="float" office:value="12.01" calcext:value-type="float">
            <text:p>12.01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rmany</text:p>
          </table:table-cell>
          <table:table-cell office:value-type="float" office:value="17027" calcext:value-type="float">
            <text:p>17027</text:p>
          </table:table-cell>
          <table:table-cell office:value-type="float" office:value="16831" calcext:value-type="float">
            <text:p>16831</text:p>
          </table:table-cell>
          <table:table-cell office:value-type="float" office:value="140566" calcext:value-type="float">
            <text:p>140566</text:p>
          </table:table-cell>
          <table:table-cell office:value-type="float" office:value="27426" calcext:value-type="float">
            <text:p>27426</text:p>
          </table:table-cell>
          <table:table-cell office:value-type="float" office:value="8.26" calcext:value-type="float">
            <text:p>8.26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</text:p>
          </table:table-cell>
          <table:table-cell office:value-type="float" office:value="15005" calcext:value-type="float">
            <text:p>15005</text:p>
          </table:table-cell>
          <table:table-cell office:value-type="float" office:value="14841" calcext:value-type="float">
            <text:p>14841</text:p>
          </table:table-cell>
          <table:table-cell office:value-type="float" office:value="128763" calcext:value-type="float">
            <text:p>128763</text:p>
          </table:table-cell>
          <table:table-cell office:value-type="float" office:value="37209" calcext:value-type="float">
            <text:p>37209</text:p>
          </table:table-cell>
          <table:table-cell office:value-type="float" office:value="8.58" calcext:value-type="float">
            <text:p>8.58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nce</text:p>
          </table:table-cell>
          <table:table-cell office:value-type="float" office:value="13153" calcext:value-type="float">
            <text:p>13153</text:p>
          </table:table-cell>
          <table:table-cell office:value-type="float" office:value="12973" calcext:value-type="float">
            <text:p>12973</text:p>
          </table:table-cell>
          <table:table-cell office:value-type="float" office:value="130632" calcext:value-type="float">
            <text:p>130632</text:p>
          </table:table-cell>
          <table:table-cell office:value-type="float" office:value="28601" calcext:value-type="float">
            <text:p>28601</text:p>
          </table:table-cell>
          <table:table-cell office:value-type="float" office:value="9.93" calcext:value-type="float">
            <text:p>9.93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uth Korea</text:p>
          </table:table-cell>
          <table:table-cell office:value-type="float" office:value="11983" calcext:value-type="float">
            <text:p>11983</text:p>
          </table:table-cell>
          <table:table-cell office:value-type="float" office:value="11923" calcext:value-type="float">
            <text:p>11923</text:p>
          </table:table-cell>
          <table:table-cell office:value-type="float" office:value="114675" calcext:value-type="float">
            <text:p>114675</text:p>
          </table:table-cell>
          <table:table-cell office:value-type="float" office:value="22595" calcext:value-type="float">
            <text:p>22595</text:p>
          </table:table-cell>
          <table:table-cell office:value-type="float" office:value="9.57" calcext:value-type="float">
            <text:p>9.57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ly</text:p>
          </table:table-cell>
          <table:table-cell office:value-type="float" office:value="10964" calcext:value-type="float">
            <text:p>10964</text:p>
          </table:table-cell>
          <table:table-cell office:value-type="float" office:value="10794" calcext:value-type="float">
            <text:p>10794</text:p>
          </table:table-cell>
          <table:table-cell office:value-type="float" office:value="111850" calcext:value-type="float">
            <text:p>111850</text:p>
          </table:table-cell>
          <table:table-cell office:value-type="float" office:value="26661" calcext:value-type="float">
            <text:p>26661</text:p>
          </table:table-cell>
          <table:table-cell office:value-type="float" office:value="10.2" calcext:value-type="float">
            <text:p>10.2</text:p>
          </table:table-cell>
          <table:table-cell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float" office:value="9428" calcext:value-type="float">
            <text:p>9428</text:p>
          </table:table-cell>
          <table:table-cell office:value-type="float" office:value="9330" calcext:value-type="float">
            <text:p>9330</text:p>
          </table:table-cell>
          <table:table-cell office:value-type="float" office:value="123336" calcext:value-type="float">
            <text:p>123336</text:p>
          </table:table-cell>
          <table:table-cell office:value-type="float" office:value="23964" calcext:value-type="float">
            <text:p>23964</text:p>
          </table:table-cell>
          <table:table-cell office:value-type="float" office:value="13.08" calcext:value-type="float">
            <text:p>13.08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an</text:p>
          </table:table-cell>
          <table:table-cell office:value-type="float" office:value="8896" calcext:value-type="float">
            <text:p>8896</text:p>
          </table:table-cell>
          <table:table-cell office:value-type="float" office:value="8819" calcext:value-type="float">
            <text:p>8819</text:p>
          </table:table-cell>
          <table:table-cell office:value-type="float" office:value="57470" calcext:value-type="float">
            <text:p>57470</text:p>
          </table:table-cell>
          <table:table-cell office:value-type="float" office:value="19125" calcext:value-type="float">
            <text:p>19125</text:p>
          </table:table-cell>
          <table:table-cell office:value-type="float" office:value="6.46" calcext:value-type="float">
            <text:p>6.46</text:p>
          </table:table-cell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tralia</text:p>
          </table:table-cell>
          <table:table-cell office:value-type="float" office:value="8831" calcext:value-type="float">
            <text:p>8831</text:p>
          </table:table-cell>
          <table:table-cell office:value-type="float" office:value="8725" calcext:value-type="float">
            <text:p>8725</text:p>
          </table:table-cell>
          <table:table-cell office:value-type="float" office:value="90765" calcext:value-type="float">
            <text:p>90765</text:p>
          </table:table-cell>
          <table:table-cell office:value-type="float" office:value="15606" calcext:value-type="float">
            <text:p>15606</text:p>
          </table:table-cell>
          <table:table-cell office:value-type="float" office:value="10.28" calcext:value-type="float">
            <text:p>10.28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zil</text:p>
          </table:table-cell>
          <table:table-cell office:value-type="float" office:value="8668" calcext:value-type="float">
            <text:p>8668</text:p>
          </table:table-cell>
          <table:table-cell office:value-type="float" office:value="8596" calcext:value-type="float">
            <text:p>8596</text:p>
          </table:table-cell>
          <table:table-cell office:value-type="float" office:value="60702" calcext:value-type="float">
            <text:p>60702</text:p>
          </table:table-cell>
          <table:table-cell office:value-type="float" office:value="14396" calcext:value-type="float">
            <text:p>14396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iwan</text:p>
          </table:table-cell>
          <table:table-cell office:value-type="float" office:value="6468" calcext:value-type="float">
            <text:p>6468</text:p>
          </table:table-cell>
          <table:table-cell office:value-type="float" office:value="6441" calcext:value-type="float">
            <text:p>6441</text:p>
          </table:table-cell>
          <table:table-cell office:value-type="float" office:value="86099" calcext:value-type="float">
            <text:p>86099</text:p>
          </table:table-cell>
          <table:table-cell office:value-type="float" office:value="14768" calcext:value-type="float">
            <text:p>14768</text:p>
          </table:table-cell>
          <table:table-cell office:value-type="float" office:value="13.31" calcext:value-type="float">
            <text:p>13.31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rkey</text:p>
          </table:table-cell>
          <table:table-cell office:value-type="float" office:value="5879" calcext:value-type="float">
            <text:p>5879</text:p>
          </table:table-cell>
          <table:table-cell office:value-type="float" office:value="5827" calcext:value-type="float">
            <text:p>5827</text:p>
          </table:table-cell>
          <table:table-cell office:value-type="float" office:value="91857" calcext:value-type="float">
            <text:p>91857</text:p>
          </table:table-cell>
          <table:table-cell office:value-type="float" office:value="23165" calcext:value-type="float">
            <text:p>23165</text:p>
          </table:table-cell>
          <table:table-cell office:value-type="float" office:value="15.62" calcext:value-type="float">
            <text:p>15.62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rway</text:p>
          </table:table-cell>
          <table:table-cell office:value-type="float" office:value="5675" calcext:value-type="float">
            <text:p>5675</text:p>
          </table:table-cell>
          <table:table-cell office:value-type="float" office:value="5634" calcext:value-type="float">
            <text:p>5634</text:p>
          </table:table-cell>
          <table:table-cell office:value-type="float" office:value="32693" calcext:value-type="float">
            <text:p>32693</text:p>
          </table:table-cell>
          <table:table-cell office:value-type="float" office:value="6024" calcext:value-type="float">
            <text:p>6024</text:p>
          </table:table-cell>
          <table:table-cell office:value-type="float" office:value="5.76" calcext:value-type="float">
            <text:p>5.76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therlands</text:p>
          </table:table-cell>
          <table:table-cell office:value-type="float" office:value="5170" calcext:value-type="float">
            <text:p>5170</text:p>
          </table:table-cell>
          <table:table-cell office:value-type="float" office:value="5105" calcext:value-type="float">
            <text:p>5105</text:p>
          </table:table-cell>
          <table:table-cell office:value-type="float" office:value="48351" calcext:value-type="float">
            <text:p>48351</text:p>
          </table:table-cell>
          <table:table-cell office:value-type="float" office:value="6067" calcext:value-type="float">
            <text:p>6067</text:p>
          </table:table-cell>
          <table:table-cell office:value-type="float" office:value="9.35" calcext:value-type="float">
            <text:p>9.35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eden</text:p>
          </table:table-cell>
          <table:table-cell office:value-type="float" office:value="4565" calcext:value-type="float">
            <text:p>4565</text:p>
          </table:table-cell>
          <table:table-cell office:value-type="float" office:value="4494" calcext:value-type="float">
            <text:p>4494</text:p>
          </table:table-cell>
          <table:table-cell office:value-type="float" office:value="57889" calcext:value-type="float">
            <text:p>57889</text:p>
          </table:table-cell>
          <table:table-cell office:value-type="float" office:value="9632" calcext:value-type="float">
            <text:p>9632</text:p>
          </table:table-cell>
          <table:table-cell office:value-type="float" office:value="12.68" calcext:value-type="float">
            <text:p>12.68</text:p>
          </table:table-cell>
          <table:table-cell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ysia</text:p>
          </table:table-cell>
          <table:table-cell office:value-type="float" office:value="3914" calcext:value-type="float">
            <text:p>3914</text:p>
          </table:table-cell>
          <table:table-cell office:value-type="float" office:value="3881" calcext:value-type="float">
            <text:p>3881</text:p>
          </table:table-cell>
          <table:table-cell office:value-type="float" office:value="25545" calcext:value-type="float">
            <text:p>25545</text:p>
          </table:table-cell>
          <table:table-cell office:value-type="float" office:value="6597" calcext:value-type="float">
            <text:p>6597</text:p>
          </table:table-cell>
          <table:table-cell office:value-type="float" office:value="6.53" calcext:value-type="float">
            <text:p>6.53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itzerland</text:p>
          </table:table-cell>
          <table:table-cell office:value-type="float" office:value="3636" calcext:value-type="float">
            <text:p>3636</text:p>
          </table:table-cell>
          <table:table-cell office:value-type="float" office:value="3599" calcext:value-type="float">
            <text:p>3599</text:p>
          </table:table-cell>
          <table:table-cell office:value-type="float" office:value="38962" calcext:value-type="float">
            <text:p>38962</text:p>
          </table:table-cell>
          <table:table-cell office:value-type="float" office:value="6186" calcext:value-type="float">
            <text:p>6186</text:p>
          </table:table-cell>
          <table:table-cell office:value-type="float" office:value="10.72" calcext:value-type="float">
            <text:p>10.72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nmark</text:p>
          </table:table-cell>
          <table:table-cell office:value-type="float" office:value="3531" calcext:value-type="float">
            <text:p>3531</text:p>
          </table:table-cell>
          <table:table-cell office:value-type="float" office:value="3494" calcext:value-type="float">
            <text:p>3494</text:p>
          </table:table-cell>
          <table:table-cell office:value-type="float" office:value="37254" calcext:value-type="float">
            <text:p>37254</text:p>
          </table:table-cell>
          <table:table-cell office:value-type="float" office:value="6191" calcext:value-type="float">
            <text:p>6191</text:p>
          </table:table-cell>
          <table:table-cell office:value-type="float" office:value="10.55" calcext:value-type="float">
            <text:p>10.55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xico</text:p>
          </table:table-cell>
          <table:table-cell office:value-type="float" office:value="3249" calcext:value-type="float">
            <text:p>3249</text:p>
          </table:table-cell>
          <table:table-cell office:value-type="float" office:value="3214" calcext:value-type="float">
            <text:p>3214</text:p>
          </table:table-cell>
          <table:table-cell office:value-type="float" office:value="21524" calcext:value-type="float">
            <text:p>21524</text:p>
          </table:table-cell>
          <table:table-cell office:value-type="float" office:value="4145" calcext:value-type="float">
            <text:p>4145</text:p>
          </table:table-cell>
          <table:table-cell office:value-type="float" office:value="6.62" calcext:value-type="float">
            <text:p>6.6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land</text:p>
          </table:table-cell>
          <table:table-cell office:value-type="float" office:value="3123" calcext:value-type="float">
            <text:p>3123</text:p>
          </table:table-cell>
          <table:table-cell office:value-type="float" office:value="3102" calcext:value-type="float">
            <text:p>3102</text:p>
          </table:table-cell>
          <table:table-cell office:value-type="float" office:value="24852" calcext:value-type="float">
            <text:p>24852</text:p>
          </table:table-cell>
          <table:table-cell office:value-type="float" office:value="5395" calcext:value-type="float">
            <text:p>5395</text:p>
          </table:table-cell>
          <table:table-cell office:value-type="float" office:value="7.96" calcext:value-type="float">
            <text:p>7.9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udi Arabia</text:p>
          </table:table-cell>
          <table:table-cell office:value-type="float" office:value="2979" calcext:value-type="float">
            <text:p>2979</text:p>
          </table:table-cell>
          <table:table-cell office:value-type="float" office:value="2930" calcext:value-type="float">
            <text:p>2930</text:p>
          </table:table-cell>
          <table:table-cell office:value-type="float" office:value="21208" calcext:value-type="float">
            <text:p>21208</text:p>
          </table:table-cell>
          <table:table-cell office:value-type="float" office:value="2469" calcext:value-type="float">
            <text:p>2469</text:p>
          </table:table-cell>
          <table:table-cell office:value-type="float" office:value="7.12" calcext:value-type="float">
            <text:p>7.12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reece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41662" calcext:value-type="float">
            <text:p>41662</text:p>
          </table:table-cell>
          <table:table-cell office:value-type="float" office:value="6226" calcext:value-type="float">
            <text:p>6226</text:p>
          </table:table-cell>
          <table:table-cell office:value-type="float" office:value="14.54" calcext:value-type="float">
            <text:p>14.54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</text:p>
          </table:table-cell>
          <table:table-cell office:value-type="float" office:value="2789" calcext:value-type="float">
            <text:p>2789</text:p>
          </table:table-cell>
          <table:table-cell office:value-type="float" office:value="2752" calcext:value-type="float">
            <text:p>2752</text:p>
          </table:table-cell>
          <table:table-cell office:value-type="float" office:value="19123" calcext:value-type="float">
            <text:p>19123</text:p>
          </table:table-cell>
          <table:table-cell office:value-type="float" office:value="2778" calcext:value-type="float">
            <text:p>2778</text:p>
          </table:table-cell>
          <table:table-cell office:value-type="float" office:value="6.86" calcext:value-type="float">
            <text:p>6.8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lgium</text:p>
          </table:table-cell>
          <table:table-cell office:value-type="float" office:value="2697" calcext:value-type="float">
            <text:p>2697</text:p>
          </table:table-cell>
          <table:table-cell office:value-type="float" office:value="2642" calcext:value-type="float">
            <text:p>2642</text:p>
          </table:table-cell>
          <table:table-cell office:value-type="float" office:value="23720" calcext:value-type="float">
            <text:p>23720</text:p>
          </table:table-cell>
          <table:table-cell office:value-type="float" office:value="3300" calcext:value-type="float">
            <text:p>3300</text:p>
          </table:table-cell>
          <table:table-cell office:value-type="float" office:value="8.79" calcext:value-type="float">
            <text:p>8.79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ingapore</text:p>
          </table:table-cell>
          <table:table-cell office:value-type="float" office:value="2488" calcext:value-type="float">
            <text:p>2488</text:p>
          </table:table-cell>
          <table:table-cell office:value-type="float" office:value="2443" calcext:value-type="float">
            <text:p>2443</text:p>
          </table:table-cell>
          <table:table-cell office:value-type="float" office:value="36098" calcext:value-type="float">
            <text:p>36098</text:p>
          </table:table-cell>
          <table:table-cell office:value-type="float" office:value="3700" calcext:value-type="float">
            <text:p>3700</text:p>
          </table:table-cell>
          <table:table-cell office:value-type="float" office:value="14.51" calcext:value-type="float">
            <text:p>14.51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ng Kong</text:p>
          </table:table-cell>
          <table:table-cell office:value-type="float" office:value="2448" calcext:value-type="float">
            <text:p>2448</text:p>
          </table:table-cell>
          <table:table-cell office:value-type="float" office:value="2436" calcext:value-type="float">
            <text:p>2436</text:p>
          </table:table-cell>
          <table:table-cell office:value-type="float" office:value="34453" calcext:value-type="float">
            <text:p>34453</text:p>
          </table:table-cell>
          <table:table-cell office:value-type="float" office:value="3959" calcext:value-type="float">
            <text:p>3959</text:p>
          </table:table-cell>
          <table:table-cell office:value-type="float" office:value="14.07" calcext:value-type="float">
            <text:p>14.07</text:p>
          </table:table-cell>
          <table:table-cell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rtugal</text:p>
          </table:table-cell>
          <table:table-cell office:value-type="float" office:value="2443" calcext:value-type="float">
            <text:p>2443</text:p>
          </table:table-cell>
          <table:table-cell office:value-type="float" office:value="2426" calcext:value-type="float">
            <text:p>2426</text:p>
          </table:table-cell>
          <table:table-cell office:value-type="float" office:value="22700" calcext:value-type="float">
            <text:p>22700</text:p>
          </table:table-cell>
          <table:table-cell office:value-type="float" office:value="3639" calcext:value-type="float">
            <text:p>3639</text:p>
          </table:table-cell>
          <table:table-cell office:value-type="float" office:value="9.29" calcext:value-type="float">
            <text:p>9.29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inland</text:p>
          </table:table-cell>
          <table:table-cell office:value-type="float" office:value="1998" calcext:value-type="float">
            <text:p>1998</text:p>
          </table:table-cell>
          <table:table-cell office:value-type="float" office:value="1978" calcext:value-type="float">
            <text:p>1978</text:p>
          </table:table-cell>
          <table:table-cell office:value-type="float" office:value="19273" calcext:value-type="float">
            <text:p>19273</text:p>
          </table:table-cell>
          <table:table-cell office:value-type="float" office:value="3260" calcext:value-type="float">
            <text:p>3260</text:p>
          </table:table-cell>
          <table:table-cell office:value-type="float" office:value="9.65" calcext:value-type="float">
            <text:p>9.6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uth Africa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office:value-type="float" office:value="11924" calcext:value-type="float">
            <text:p>11924</text:p>
          </table:table-cell>
          <table:table-cell office:value-type="float" office:value="1996" calcext:value-type="float">
            <text:p>1996</text:p>
          </table:table-cell>
          <table:table-cell office:value-type="float" office:value="6.18" calcext:value-type="float">
            <text:p>6.1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ustria</text:p>
          </table:table-cell>
          <table:table-cell office:value-type="float" office:value="1761" calcext:value-type="float">
            <text:p>1761</text:p>
          </table:table-cell>
          <table:table-cell office:value-type="float" office:value="1736" calcext:value-type="float">
            <text:p>1736</text:p>
          </table:table-cell>
          <table:table-cell office:value-type="float" office:value="14580" calcext:value-type="float">
            <text:p>14580</text:p>
          </table:table-cell>
          <table:table-cell office:value-type="float" office:value="1557" calcext:value-type="float">
            <text:p>1557</text:p>
          </table:table-cell>
          <table:table-cell office:value-type="float" office:value="8.28" calcext:value-type="float">
            <text:p>8.2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kraine</text:p>
          </table:table-cell>
          <table:table-cell office:value-type="float" office:value="1744" calcext:value-type="float">
            <text:p>1744</text:p>
          </table:table-cell>
          <table:table-cell office:value-type="float" office:value="1608" calcext:value-type="float">
            <text:p>1608</text:p>
          </table:table-cell>
          <table:table-cell office:value-type="float" office:value="5073" calcext:value-type="float">
            <text:p>5073</text:p>
          </table:table-cell>
          <table:table-cell office:value-type="float" office:value="1323" calcext:value-type="float">
            <text:p>1323</text:p>
          </table:table-cell>
          <table:table-cell office:value-type="float" office:value="2.91" calcext:value-type="float">
            <text:p>2.9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mania</text:p>
          </table:table-cell>
          <table:table-cell office:value-type="float" office:value="1738" calcext:value-type="float">
            <text:p>1738</text:p>
          </table:table-cell>
          <table:table-cell office:value-type="float" office:value="1729" calcext:value-type="float">
            <text:p>1729</text:p>
          </table:table-cell>
          <table:table-cell office:value-type="float" office:value="7100" calcext:value-type="float">
            <text:p>7100</text:p>
          </table:table-cell>
          <table:table-cell office:value-type="float" office:value="1350" calcext:value-type="float">
            <text:p>1350</text:p>
          </table:table-cell>
          <table:table-cell office:value-type="float" office:value="4.09" calcext:value-type="float">
            <text:p>4.09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ailand</text:p>
          </table:table-cell>
          <table:table-cell office:value-type="float" office:value="1722" calcext:value-type="float">
            <text:p>1722</text:p>
          </table:table-cell>
          <table:table-cell office:value-type="float" office:value="1712" calcext:value-type="float">
            <text:p>1712</text:p>
          </table:table-cell>
          <table:table-cell office:value-type="float" office:value="19764" calcext:value-type="float">
            <text:p>19764</text:p>
          </table:table-cell>
          <table:table-cell office:value-type="float" office:value="2600" calcext:value-type="float">
            <text:p>2600</text:p>
          </table:table-cell>
          <table:table-cell office:value-type="float" office:value="11.48" calcext:value-type="float">
            <text:p>11.48</text:p>
          </table:table-cell>
          <table:table-cell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zech Republic</text:p>
          </table:table-cell>
          <table:table-cell office:value-type="float" office:value="1608" calcext:value-type="float">
            <text:p>1608</text:p>
          </table:table-cell>
          <table:table-cell office:value-type="float" office:value="1600" calcext:value-type="float">
            <text:p>1600</text:p>
          </table:table-cell>
          <table:table-cell office:value-type="float" office:value="5630" calcext:value-type="float">
            <text:p>5630</text:p>
          </table:table-cell>
          <table:table-cell office:value-type="float" office:value="1119" calcext:value-type="float">
            <text:p>1119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</text:p>
          </table:table-cell>
          <table:table-cell office:value-type="float" office:value="1223" calcext:value-type="float">
            <text:p>1223</text:p>
          </table:table-cell>
          <table:table-cell office:value-type="float" office:value="1213" calcext:value-type="float">
            <text:p>1213</text:p>
          </table:table-cell>
          <table:table-cell office:value-type="float" office:value="10620" calcext:value-type="float">
            <text:p>10620</text:p>
          </table:table-cell>
          <table:table-cell office:value-type="float" office:value="1654" calcext:value-type="float">
            <text:p>1654</text:p>
          </table:table-cell>
          <table:table-cell office:value-type="float" office:value="8.68" calcext:value-type="float">
            <text:p>8.68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rael</text:p>
          </table:table-cell>
          <table:table-cell office:value-type="float" office:value="1215" calcext:value-type="float">
            <text:p>1215</text:p>
          </table:table-cell>
          <table:table-cell office:value-type="float" office:value="1202" calcext:value-type="float">
            <text:p>1202</text:p>
          </table:table-cell>
          <table:table-cell office:value-type="float" office:value="14764" calcext:value-type="float">
            <text:p>14764</text:p>
          </table:table-cell>
          <table:table-cell office:value-type="float" office:value="2051" calcext:value-type="float">
            <text:p>2051</text:p>
          </table:table-cell>
          <table:table-cell office:value-type="float" office:value="12.15" calcext:value-type="float">
            <text:p>12.15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geria</text:p>
          </table:table-cell>
          <table:table-cell office:value-type="float" office:value="1215" calcext:value-type="float">
            <text:p>1215</text:p>
          </table:table-cell>
          <table:table-cell office:value-type="float" office:value="1197" calcext:value-type="float">
            <text:p>1197</text:p>
          </table:table-cell>
          <table:table-cell office:value-type="float" office:value="7393" calcext:value-type="float">
            <text:p>7393</text:p>
          </table:table-cell>
          <table:table-cell office:value-type="float" office:value="1413" calcext:value-type="float">
            <text:p>1413</text:p>
          </table:table-cell>
          <table:table-cell office:value-type="float" office:value="6.08" calcext:value-type="float">
            <text:p>6.0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nited Arab Emirates</text:p>
          </table:table-cell>
          <table:table-cell office:value-type="float" office:value="1137" calcext:value-type="float">
            <text:p>1137</text:p>
          </table:table-cell>
          <table:table-cell office:value-type="float" office:value="1124" calcext:value-type="float">
            <text:p>1124</text:p>
          </table:table-cell>
          <table:table-cell office:value-type="float" office:value="6055" calcext:value-type="float">
            <text:p>6055</text:p>
          </table:table-cell>
          <table:table-cell office:value-type="float" office:value="611" calcext:value-type="float">
            <text:p>611</text:p>
          </table:table-cell>
          <table:table-cell office:value-type="float" office:value="5.33" calcext:value-type="float">
            <text:p>5.33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ew Zealand</text:p>
          </table:table-cell>
          <table:table-cell office:value-type="float" office:value="1092" calcext:value-type="float">
            <text:p>1092</text:p>
          </table:table-cell>
          <table:table-cell office:value-type="float" office:value="1082" calcext:value-type="float">
            <text:p>1082</text:p>
          </table:table-cell>
          <table:table-cell office:value-type="float" office:value="11504" calcext:value-type="float">
            <text:p>11504</text:p>
          </table:table-cell>
          <table:table-cell office:value-type="float" office:value="1209" calcext:value-type="float">
            <text:p>1209</text:p>
          </table:table-cell>
          <table:table-cell office:value-type="float" office:value="10.53" calcext:value-type="float">
            <text:p>10.5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1017" calcext:value-type="float">
            <text:p>1017</text:p>
          </table:table-cell>
          <table:table-cell office:value-type="float" office:value="1014" calcext:value-type="float">
            <text:p>1014</text:p>
          </table:table-cell>
          <table:table-cell office:value-type="float" office:value="7111" calcext:value-type="float">
            <text:p>7111</text:p>
          </table:table-cell>
          <table:table-cell office:value-type="float" office:value="844" calcext:value-type="float">
            <text:p>844</text:p>
          </table:table-cell>
          <table:table-cell office:value-type="float" office:value="6.99" calcext:value-type="float">
            <text:p>6.99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igeria</text:p>
          </table:table-cell>
          <table:table-cell office:value-type="float" office:value="1017" calcext:value-type="float">
            <text:p>1017</text:p>
          </table:table-cell>
          <table:table-cell office:value-type="float" office:value="1011" calcext:value-type="float">
            <text:p>1011</text:p>
          </table:table-cell>
          <table:table-cell office:value-type="float" office:value="3559" calcext:value-type="float">
            <text:p>3559</text:p>
          </table:table-cell>
          <table:table-cell office:value-type="float" office:value="684" calcext:value-type="float">
            <text:p>684</text:p>
          </table:table-cell>
          <table:table-cell office:value-type="float" office:value="3.5" calcext:value-type="float">
            <text:p>3.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reland</text:p>
          </table:table-cell>
          <table:table-cell office:value-type="float" office:value="974" calcext:value-type="float">
            <text:p>974</text:p>
          </table:table-cell>
          <table:table-cell office:value-type="float" office:value="959" calcext:value-type="float">
            <text:p>959</text:p>
          </table:table-cell>
          <table:table-cell office:value-type="float" office:value="14361" calcext:value-type="float">
            <text:p>14361</text:p>
          </table:table-cell>
          <table:table-cell office:value-type="float" office:value="1719" calcext:value-type="float">
            <text:p>1719</text:p>
          </table:table-cell>
          <table:table-cell office:value-type="float" office:value="14.74" calcext:value-type="float">
            <text:p>14.7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ezuela</text:p>
          </table:table-cell>
          <table:table-cell office:value-type="float" office:value="891" calcext:value-type="float">
            <text:p>891</text:p>
          </table:table-cell>
          <table:table-cell office:value-type="float" office:value="886" calcext:value-type="float">
            <text:p>886</text:p>
          </table:table-cell>
          <table:table-cell office:value-type="float" office:value="6109" calcext:value-type="float">
            <text:p>6109</text:p>
          </table:table-cell>
          <table:table-cell office:value-type="float" office:value="693" calcext:value-type="float">
            <text:p>693</text:p>
          </table:table-cell>
          <table:table-cell office:value-type="float" office:value="6.86" calcext:value-type="float">
            <text:p>6.86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donesia</text:p>
          </table:table-cell>
          <table:table-cell office:value-type="float" office:value="833" calcext:value-type="float">
            <text:p>833</text:p>
          </table:table-cell>
          <table:table-cell office:value-type="float" office:value="827" calcext:value-type="float">
            <text:p>827</text:p>
          </table:table-cell>
          <table:table-cell office:value-type="float" office:value="3588" calcext:value-type="float">
            <text:p>3588</text:p>
          </table:table-cell>
          <table:table-cell office:value-type="float" office:value="355" calcext:value-type="float">
            <text:p>355</text:p>
          </table:table-cell>
          <table:table-cell office:value-type="float" office:value="4.31" calcext:value-type="float">
            <text:p>4.3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uwait</text:p>
          </table:table-cell>
          <table:table-cell office:value-type="float" office:value="737" calcext:value-type="float">
            <text:p>737</text:p>
          </table:table-cell>
          <table:table-cell office:value-type="float" office:value="731" calcext:value-type="float">
            <text:p>731</text:p>
          </table:table-cell>
          <table:table-cell office:value-type="float" office:value="6101" calcext:value-type="float">
            <text:p>6101</text:p>
          </table:table-cell>
          <table:table-cell office:value-type="float" office:value="651" calcext:value-type="float">
            <text:p>651</text:p>
          </table:table-cell>
          <table:table-cell office:value-type="float" office:value="8.28" calcext:value-type="float">
            <text:p>8.2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ungary</text:p>
          </table:table-cell>
          <table:table-cell office:value-type="float" office:value="706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office:value-type="float" office:value="4367" calcext:value-type="float">
            <text:p>4367</text:p>
          </table:table-cell>
          <table:table-cell office:value-type="float" office:value="847" calcext:value-type="float">
            <text:p>847</text:p>
          </table:table-cell>
          <table:table-cell office:value-type="float" office:value="6.19" calcext:value-type="float">
            <text:p>6.1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lovakia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2371" calcext:value-type="float">
            <text:p>2371</text:p>
          </table:table-cell>
          <table:table-cell office:value-type="float" office:value="593" calcext:value-type="float">
            <text:p>593</text:p>
          </table:table-cell>
          <table:table-cell office:value-type="float" office:value="3.44" calcext:value-type="float">
            <text:p>3.4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stonia</text:p>
          </table:table-cell>
          <table:table-cell office:value-type="float" office:value="682" calcext:value-type="float">
            <text:p>682</text:p>
          </table:table-cell>
          <table:table-cell office:value-type="float" office:value="664" calcext:value-type="float">
            <text:p>664</text:p>
          </table:table-cell>
          <table:table-cell office:value-type="float" office:value="2865" calcext:value-type="float">
            <text:p>2865</text:p>
          </table:table-cell>
          <table:table-cell office:value-type="float" office:value="1394" calcext:value-type="float">
            <text:p>1394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ile</text:p>
          </table:table-cell>
          <table:table-cell office:value-type="float" office:value="666" calcext:value-type="float">
            <text:p>666</text:p>
          </table:table-cell>
          <table:table-cell office:value-type="float" office:value="650" calcext:value-type="float">
            <text:p>650</text:p>
          </table:table-cell>
          <table:table-cell office:value-type="float" office:value="5907" calcext:value-type="float">
            <text:p>5907</text:p>
          </table:table-cell>
          <table:table-cell office:value-type="float" office:value="738" calcext:value-type="float">
            <text:p>738</text:p>
          </table:table-cell>
          <table:table-cell office:value-type="float" office:value="8.87" calcext:value-type="float">
            <text:p>8.8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unisia</text:p>
          </table:table-cell>
          <table:table-cell office:value-type="float" office:value="615" calcext:value-type="float">
            <text:p>615</text:p>
          </table:table-cell>
          <table:table-cell office:value-type="float" office:value="612" calcext:value-type="float">
            <text:p>612</text:p>
          </table:table-cell>
          <table:table-cell office:value-type="float" office:value="3902" calcext:value-type="float">
            <text:p>3902</text:p>
          </table:table-cell>
          <table:table-cell office:value-type="float" office:value="670" calcext:value-type="float">
            <text:p>670</text:p>
          </table:table-cell>
          <table:table-cell office:value-type="float" office:value="6.34" calcext:value-type="float">
            <text:p>6.3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lovenia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784" calcext:value-type="float">
            <text:p>6784</text:p>
          </table:table-cell>
          <table:table-cell office:value-type="float" office:value="747" calcext:value-type="float">
            <text:p>747</text:p>
          </table:table-cell>
          <table:table-cell office:value-type="float" office:value="11.14" calcext:value-type="float">
            <text:p>11.1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kistan</text:p>
          </table:table-cell>
          <table:table-cell office:value-type="float" office:value="593" calcext:value-type="float">
            <text:p>593</text:p>
          </table:table-cell>
          <table:table-cell office:value-type="float" office:value="588" calcext:value-type="float">
            <text:p>588</text:p>
          </table:table-cell>
          <table:table-cell office:value-type="float" office:value="3536" calcext:value-type="float">
            <text:p>3536</text:p>
          </table:table-cell>
          <table:table-cell office:value-type="float" office:value="836" calcext:value-type="float">
            <text:p>836</text:p>
          </table:table-cell>
          <table:table-cell office:value-type="float" office:value="5.96" calcext:value-type="float">
            <text:p>5.9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rdan</text:p>
          </table:table-cell>
          <table:table-cell office:value-type="float" office:value="558" calcext:value-type="float">
            <text:p>558</text:p>
          </table:table-cell>
          <table:table-cell office:value-type="float" office:value="554" calcext:value-type="float">
            <text:p>554</text:p>
          </table:table-cell>
          <table:table-cell office:value-type="float" office:value="6992" calcext:value-type="float">
            <text:p>6992</text:p>
          </table:table-cell>
          <table:table-cell office:value-type="float" office:value="690" calcext:value-type="float">
            <text:p>690</text:p>
          </table:table-cell>
          <table:table-cell office:value-type="float" office:value="12.53" calcext:value-type="float">
            <text:p>12.5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ulgaria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office:value-type="float" office:value="6095" calcext:value-type="float">
            <text:p>6095</text:p>
          </table:table-cell>
          <table:table-cell office:value-type="float" office:value="989" calcext:value-type="float">
            <text:p>989</text:p>
          </table:table-cell>
          <table:table-cell office:value-type="float" office:value="11.18" calcext:value-type="float">
            <text:p>11.1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roatia</text:p>
          </table:table-cell>
          <table:table-cell office:value-type="float" office:value="520" calcext:value-type="float">
            <text:p>520</text:p>
          </table:table-cell>
          <table:table-cell office:value-type="float" office:value="513" calcext:value-type="float">
            <text:p>513</text:p>
          </table:table-cell>
          <table:table-cell office:value-type="float" office:value="2409" calcext:value-type="float">
            <text:p>2409</text:p>
          </table:table-cell>
          <table:table-cell office:value-type="float" office:value="457" calcext:value-type="float">
            <text:p>457</text:p>
          </table:table-cell>
          <table:table-cell office:value-type="float" office:value="4.63" calcext:value-type="float">
            <text:p>4.6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bia</text:p>
          </table:table-cell>
          <table:table-cell office:value-type="float" office:value="493" calcext:value-type="float">
            <text:p>493</text:p>
          </table:table-cell>
          <table:table-cell office:value-type="float" office:value="486" calcext:value-type="float">
            <text:p>486</text:p>
          </table:table-cell>
          <table:table-cell office:value-type="float" office:value="3247" calcext:value-type="float">
            <text:p>3247</text:p>
          </table:table-cell>
          <table:table-cell office:value-type="float" office:value="650" calcext:value-type="float">
            <text:p>650</text:p>
          </table:table-cell>
          <table:table-cell office:value-type="float" office:value="6.59" calcext:value-type="float">
            <text:p>6.5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atar</text:p>
          </table:table-cell>
          <table:table-cell office:value-type="float" office:value="477" calcext:value-type="float">
            <text:p>477</text:p>
          </table:table-cell>
          <table:table-cell office:value-type="float" office:value="469" calcext:value-type="float">
            <text:p>469</text:p>
          </table:table-cell>
          <table:table-cell office:value-type="float" office:value="2084" calcext:value-type="float">
            <text:p>2084</text:p>
          </table:table-cell>
          <table:table-cell office:value-type="float" office:value="327" calcext:value-type="float">
            <text:p>327</text:p>
          </table:table-cell>
          <table:table-cell office:value-type="float" office:value="4.37" calcext:value-type="float">
            <text:p>4.37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ngladesh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1948" calcext:value-type="float">
            <text:p>1948</text:p>
          </table:table-cell>
          <table:table-cell office:value-type="float" office:value="143" calcext:value-type="float">
            <text:p>143</text:p>
          </table:table-cell>
          <table:table-cell office:value-type="float" office:value="4.08" calcext:value-type="float">
            <text:p>4.0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man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2396" calcext:value-type="float">
            <text:p>2396</text:p>
          </table:table-cell>
          <table:table-cell office:value-type="float" office:value="262" calcext:value-type="float">
            <text:p>262</text:p>
          </table:table-cell>
          <table:table-cell office:value-type="float" office:value="5.24" calcext:value-type="float">
            <text:p>5.2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thuania</text:p>
          </table:table-cell>
          <table:table-cell office:value-type="float" office:value="412" calcext:value-type="float">
            <text:p>412</text:p>
          </table:table-cell>
          <table:table-cell office:value-type="float" office:value="405" calcext:value-type="float">
            <text:p>405</text:p>
          </table:table-cell>
          <table:table-cell office:value-type="float" office:value="1508" calcext:value-type="float">
            <text:p>1508</text:p>
          </table:table-cell>
          <table:table-cell office:value-type="float" office:value="361" calcext:value-type="float">
            <text:p>361</text:p>
          </table:table-cell>
          <table:table-cell office:value-type="float" office:value="3.66" calcext:value-type="float">
            <text:p>3.6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raq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1537" calcext:value-type="float">
            <text:p>1537</text:p>
          </table:table-cell>
          <table:table-cell office:value-type="float" office:value="134" calcext:value-type="float">
            <text:p>134</text:p>
          </table:table-cell>
          <table:table-cell office:value-type="float" office:value="4.35" calcext:value-type="float">
            <text:p>4.35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zerbaijan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548" calcext:value-type="float">
            <text:p>548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banon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721" calcext:value-type="float">
            <text:p>2721</text:p>
          </table:table-cell>
          <table:table-cell office:value-type="float" office:value="267" calcext:value-type="float">
            <text:p>267</text:p>
          </table:table-cell>
          <table:table-cell office:value-type="float" office:value="9.29" calcext:value-type="float">
            <text:p>9.29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atvia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1.59" calcext:value-type="float">
            <text:p>1.5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rocco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95" calcext:value-type="float">
            <text:p>2495</text:p>
          </table:table-cell>
          <table:table-cell office:value-type="float" office:value="364" calcext:value-type="float">
            <text:p>364</text:p>
          </table:table-cell>
          <table:table-cell office:value-type="float" office:value="9.52" calcext:value-type="float">
            <text:p>9.5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et Nam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1164" calcext:value-type="float">
            <text:p>1164</text:p>
          </table:table-cell>
          <table:table-cell office:value-type="float" office:value="92" calcext:value-type="float">
            <text:p>92</text:p>
          </table:table-cell>
          <table:table-cell office:value-type="float" office:value="4.46" calcext:value-type="float">
            <text:p>4.4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larus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989" calcext:value-type="float">
            <text:p>989</text:p>
          </table:table-cell>
          <table:table-cell office:value-type="float" office:value="119" calcext:value-type="float">
            <text:p>119</text:p>
          </table:table-cell>
          <table:table-cell office:value-type="float" office:value="4.12" calcext:value-type="float">
            <text:p>4.1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uba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980" calcext:value-type="float">
            <text:p>980</text:p>
          </table:table-cell>
          <table:table-cell office:value-type="float" office:value="152" calcext:value-type="float">
            <text:p>152</text:p>
          </table:table-cell>
          <table:table-cell office:value-type="float" office:value="4.64" calcext:value-type="float">
            <text:p>4.6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zakhstan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601" calcext:value-type="float">
            <text:p>601</text:p>
          </table:table-cell>
          <table:table-cell office:value-type="float" office:value="99" calcext:value-type="float">
            <text:p>99</text:p>
          </table:table-cell>
          <table:table-cell office:value-type="float" office:value="2.92" calcext:value-type="float">
            <text:p>2.9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ilippines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018" calcext:value-type="float">
            <text:p>1018</text:p>
          </table:table-cell>
          <table:table-cell office:value-type="float" office:value="189" calcext:value-type="float">
            <text:p>189</text:p>
          </table:table-cell>
          <table:table-cell office:value-type="float" office:value="5.47" calcext:value-type="float">
            <text:p>5.4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bya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900" calcext:value-type="float">
            <text:p>900</text:p>
          </table:table-cell>
          <table:table-cell office:value-type="float" office:value="52" calcext:value-type="float">
            <text:p>52</text:p>
          </table:table-cell>
          <table:table-cell office:value-type="float" office:value="4.84" calcext:value-type="float">
            <text:p>4.8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inidad and Tobago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335" calcext:value-type="float">
            <text:p>335</text:p>
          </table:table-cell>
          <table:table-cell office:value-type="float" office:value="27" calcext:value-type="float">
            <text:p>27</text:p>
          </table:table-cell>
          <table:table-cell office:value-type="float" office:value="1.84" calcext:value-type="float">
            <text:p>1.8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yprus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4760" calcext:value-type="float">
            <text:p>4760</text:p>
          </table:table-cell>
          <table:table-cell office:value-type="float" office:value="274" calcext:value-type="float">
            <text:p>274</text:p>
          </table:table-cell>
          <table:table-cell office:value-type="float" office:value="26.59" calcext:value-type="float">
            <text:p>26.5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ri Lanka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celand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19" calcext:value-type="float">
            <text:p>319</text:p>
          </table:table-cell>
          <table:table-cell office:value-type="float" office:value="38" calcext:value-type="float">
            <text:p>38</text:p>
          </table:table-cell>
          <table:table-cell office:value-type="float" office:value="2.49" calcext:value-type="float">
            <text:p>2.4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runei Darussalam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33" calcext:value-type="float">
            <text:p>533</text:p>
          </table:table-cell>
          <table:table-cell office:value-type="float" office:value="43" calcext:value-type="float">
            <text:p>43</text:p>
          </table:table-cell>
          <table:table-cell office:value-type="float" office:value="4.72" calcext:value-type="float">
            <text:p>4.7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hrain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997" calcext:value-type="float">
            <text:p>997</text:p>
          </table:table-cell>
          <table:table-cell office:value-type="float" office:value="33" calcext:value-type="float">
            <text:p>33</text:p>
          </table:table-cell>
          <table:table-cell office:value-type="float" office:value="8.98" calcext:value-type="float">
            <text:p>8.9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cedonia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30" calcext:value-type="float">
            <text:p>1130</text:p>
          </table:table-cell>
          <table:table-cell office:value-type="float" office:value="75" calcext:value-type="float">
            <text:p>75</text:p>
          </table:table-cell>
          <table:table-cell office:value-type="float" office:value="10.76" calcext:value-type="float">
            <text:p>10.76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enya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408" calcext:value-type="float">
            <text:p>1408</text:p>
          </table:table-cell>
          <table:table-cell office:value-type="float" office:value="23" calcext:value-type="float">
            <text:p>23</text:p>
          </table:table-cell>
          <table:table-cell office:value-type="float" office:value="13.54" calcext:value-type="float">
            <text:p>13.5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osnia and Herzegovina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421" calcext:value-type="float">
            <text:p>421</text:p>
          </table:table-cell>
          <table:table-cell office:value-type="float" office:value="48" calcext:value-type="float">
            <text:p>48</text:p>
          </table:table-cell>
          <table:table-cell office:value-type="float" office:value="4.58" calcext:value-type="float">
            <text:p>4.5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rmenia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18" calcext:value-type="float">
            <text:p>518</text:p>
          </table:table-cell>
          <table:table-cell office:value-type="float" office:value="207" calcext:value-type="float">
            <text:p>207</text:p>
          </table:table-cell>
          <table:table-cell office:value-type="float" office:value="5.69" calcext:value-type="float">
            <text:p>5.6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yrian Arab Republic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55" calcext:value-type="float">
            <text:p>655</text:p>
          </table:table-cell>
          <table:table-cell office:value-type="float" office:value="86" calcext:value-type="float">
            <text:p>86</text:p>
          </table:table-cell>
          <table:table-cell office:value-type="float" office:value="7.44" calcext:value-type="float">
            <text:p>7.4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ru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2.51" calcext:value-type="float">
            <text:p>2.5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pal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.11" calcext:value-type="float">
            <text:p>2.1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meroon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386" calcext:value-type="float">
            <text:p>386</text:p>
          </table:table-cell>
          <table:table-cell office:value-type="float" office:value="70" calcext:value-type="float">
            <text:p>70</text:p>
          </table:table-cell>
          <table:table-cell office:value-type="float" office:value="5.44" calcext:value-type="float">
            <text:p>5.4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ruguay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8" calcext:value-type="float">
            <text:p>728</text:p>
          </table:table-cell>
          <table:table-cell office:value-type="float" office:value="80" calcext:value-type="float">
            <text:p>80</text:p>
          </table:table-cell>
          <table:table-cell office:value-type="float" office:value="10.25" calcext:value-type="float">
            <text:p>10.2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uerto Rico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office:value-type="float" office:value="9.26" calcext:value-type="float">
            <text:p>9.2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cuador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uxembourg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float" office:value="4.81" calcext:value-type="float">
            <text:p>4.8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oldova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float" office:value="2.04" calcext:value-type="float">
            <text:p>2.0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zbekistan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2.77" calcext:value-type="float">
            <text:p>2.7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nzania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0" calcext:value-type="float">
            <text:p>600</text:p>
          </table:table-cell>
          <table:table-cell office:value-type="float" office:value="69" calcext:value-type="float">
            <text:p>69</text:p>
          </table:table-cell>
          <table:table-cell office:value-type="float" office:value="10.71" calcext:value-type="float">
            <text:p>10.7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lestine 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07" calcext:value-type="float">
            <text:p>407</text:p>
          </table:table-cell>
          <table:table-cell office:value-type="float" office:value="22" calcext:value-type="float">
            <text:p>22</text:p>
          </table:table-cell>
          <table:table-cell office:value-type="float" office:value="7.98" calcext:value-type="float">
            <text:p>7.9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gol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thiopia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ana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.85" calcext:value-type="float">
            <text:p>2.8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dan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3.81" calcext:value-type="float">
            <text:p>3.8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sta Rica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.93" calcext:value-type="float">
            <text:p>1.9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cao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float" office:value="5.47" calcext:value-type="float">
            <text:p>5.4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ta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.11" calcext:value-type="float">
            <text:p>2.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onaco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tswana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.32" calcext:value-type="float">
            <text:p>2.3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eorgia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ganda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ongoli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3.57" calcext:value-type="float">
            <text:p>3.5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ragua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3.47" calcext:value-type="float">
            <text:p>3.4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eme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4.32" calcext:value-type="float">
            <text:p>4.3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livia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.96" calcext:value-type="float">
            <text:p>3.9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Burkina Faso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float" office:value="18" calcext:value-type="float">
            <text:p>18</text:p>
          </table:table-cell>
          <table:table-cell office:value-type="float" office:value="6.08" calcext:value-type="float">
            <text:p>6.0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Kore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7.44" calcext:value-type="float">
            <text:p>17.4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ontenegro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ngo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bani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imbabw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enega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16.25" calcext:value-type="float">
            <text:p>16.2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l Salvado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ji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ambia 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amaica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uritiu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ozambiqu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.06" calcext:value-type="float">
            <text:p>2.0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ao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icaragu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5.62" calcext:value-type="float">
            <text:p>5.6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jikist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5.46" calcext:value-type="float">
            <text:p>5.4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abo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ôte d’Ivoir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anam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apua New Guine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huta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uatemal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dagascar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.43" calcext:value-type="float">
            <text:p>12.4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awi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.29" calcext:value-type="float">
            <text:p>7.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arbado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en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iechtenstei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ominican Republic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urkmenista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uine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Namib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inam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wand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esoth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erra Le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wazil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ritre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yrgyzst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mbodi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uadeloup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ew Caledon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quatorial Guine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ndura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aroe Island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jibout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etherlands Antil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reenl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pe Ver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rench Guian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mo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yman Island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dor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tigua and Barbud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aït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aur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ychel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ermu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ha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urun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iber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o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ritish Indian Ocean Territo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merican Samo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aint Hele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ibralt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dive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amb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el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la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uya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ristmas Isl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eun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int Luc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uritan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5in" fo:margin-left="0in" fo:margin-right="0in" fo:margin-bottom="0.3335in"/>
      </style:header-style>
      <style:footer-style>
        <style:header-footer-properties fo:min-height="0.5in" fo:margin-left="0in" fo:margin-right="0in" fo:margin-top="0.33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09-13T01:01:10</meta:creation-date>
    <meta:initial-creator>SCImago Lab</meta:initial-creator>
    <meta:editing-cycles>0</meta:editing-cycles>
    <meta:editing-duration>P0D</meta:editing-duration>
    <meta:document-statistic meta:table-count="1" meta:cell-count="1536" meta:object-count="0"/>
    <meta:generator>LibreOffice/7.0.3.1$Linux_X86_64 LibreOffice_project/d7547858d014d4cf69878db179d326fc3483e082</meta:generator>
  </office:meta>
</office:document-meta>
</file>